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55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755f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5755f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5755f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سَبَإٖ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4">۱</text:span><text:span text:style-name="T1">لْحَمْدُ لِلهِ </text:span><text:span text:style-name="T4">۱ﻟ﮲</text:span><text:span text:style-name="T1"> لَهُ„ مَا فِى </text:span><text:span text:style-name="T4">۱</text:span><text:span text:style-name="T1">لسَّمَـٰوَ؛تِ وَمَا فِى </text:span><text:span text:style-name="T4">۱</text:span><text:span text:style-name="T1">لاَرْضِؐ وَلَهُ </text:span><text:span text:style-name="T4">۴</text:span><text:span text:style-name="T1">لْحَمْدُ فِى </text:span><text:span text:style-name="T4">۱</text:span><text:span text:style-name="T1">لاَخِرَةِؐ وَهُوَ </text:span><text:span text:style-name="T4">۰</text:span><text:span text:style-name="T1">لْحَكِيمُ </text:span><text:span text:style-name="T4">۴</text:span><text:span text:style-name="T1">لْخَبِيرُؐ </text:span><text:span text:style-name="T2">(1)</text:span><text:span text:style-name="T1"> يَعْلَمُ مَا يَلِجُ فِى </text:span><text:span text:style-name="T4">۱</text:span><text:span text:style-name="T1">لاَرْضِ وَمَا يَخْرُجُ مِنْهَا وَمَا يَنزۣلُ مِــنَ </text:span><text:span text:style-name="T4">۰</text:span><text:span text:style-name="T1">لسَّمَآءِ وَمَا يَعْرُجُ فِيهَاؐ وَهُوَ </text:span><text:span text:style-name="T4">۰</text:span><text:span text:style-name="T1">لرَّحِيمُ </text:span><text:span text:style-name="T4">۴</text:span><text:span text:style-name="T1">لْغَفُورُؐ </text:span><text:span text:style-name="T2">(2)</text:span><text:span text:style-name="T1"> وَقَالَ </text:span><text:span text:style-name="T4">۰</text:span><text:span text:style-name="T1">لذِيــنَ كَفَرُواْ لاَ تَاتِينَا </text:span><text:span text:style-name="T4">۰</text:span><text:span text:style-name="T1">لسَّاعَةُؐ قُلْ بَلۭيٰ وَرَبِّى لَتَاتِيَنَّكُمْؐ عَـٰلِمُ </text:span><text:span text:style-name="T4">۴</text:span><text:span text:style-name="T1">لْغَيْبِ لاَ يَعْزُبُ عَنْهُ مِثْقَالُ ذَرَّةٍ فِى </text:span><text:span text:style-name="T4">۱</text:span><text:span text:style-name="T1">لسَّمَـٰوَ؛تِ وَلاَ فِى </text:span><text:span text:style-name="T4">۱</text:span><text:span text:style-name="T1">لاَرْضِؐ وَلآَ أَصْغَرُ مِــن ذَ؛لِكَ وَلآَ أَكْبَرُ إِلاَّ فِى كِتَـٰــبٍ مُّبِينٍ </text:span><text:span text:style-name="T2">(3)</text:span><text:span text:style-name="T1"> ڤِّيَجْزۣيَ </text:span><text:span text:style-name="T4">۰</text:span><text:span text:style-name="T1">لذِيــنَ ءَامَنُواْ وَعَمِلُواْ </text:span><text:span text:style-name="T4">۴</text:span><text:span text:style-name="T1">ڤصَّـٰڤِحَـٰتِؐ ٱُوْلَئِــكَ لَهُم مَّغْفِرَةٌ وَرۣزْقٌ كَرۣيمٌؐ </text:span><text:span text:style-name="T2">(4)</text:span><text:span text:style-name="T1"> وَالذِينَ سَعَوْ فِىٓ ءَايَـٰتِنَا مُعَـٰجِزۣينَ ٱُوْلَئِــكَ لَهُمْ عَذَابٌ مِّن رّۣجْز۫</text:span></text:p>
      <text:p text:style-name="P3" loext:marker-style-name="T1"/>
      <text:p text:style-name="P4" loext:marker-style-name="T1"><text:span text:style-name="T1">49</text:span></text:p>
      <text:p text:style-name="P2" loext:marker-style-name="T1"><text:span text:style-name="T1">اَلِيمٍؐ </text:span><text:span text:style-name="T2">(5)</text:span><text:span text:style-name="T1"> وَيَرَي </text:span><text:span text:style-name="T4">۰</text:span><text:span text:style-name="T1">لذِينَ ٱُوتُواْ </text:span><text:span text:style-name="T4">۴</text:span><text:span text:style-name="T1">لْعِلْمَ </text:span><text:span text:style-name="T4">۰ﻟ</text:span><text:span text:style-name="T1">ـذِىٓ ٱُنزۣلَ إِلَيْــكَ مِن رَّبِّــكَ هُوَ </text:span><text:span text:style-name="T4">۰</text:span><text:span text:style-name="T1">لْحَقَّ وَيَهْدِﻯٓ إِلَـيٰ صِرَ؛طِ </text:span><text:span text:style-name="T4">۱</text:span><text:span text:style-name="T1">لْعَزۣيـزۣ </text:span><text:span text:style-name="T4">۱</text:span><text:span text:style-name="T1">لْحَمِيدِؐ </text:span><text:span text:style-name="T2">(6)</text:span><text:span text:style-name="T1"> وَقَالَ </text:span><text:span text:style-name="T4">۰</text:span><text:span text:style-name="T1">لذِيــنَ كَفَرُواْ هَــلْ نَدُلُّكُمْ عَلَيٰ رَجُلٍ يُنَبِّيؖكُمُ; إِذَا مُزّۣقْتُمْ كُــلَّ مُمَزَّقٖ اِنَّكُمْ لَفِى خَلْقٍ جَدِيدٖؐ </text:span><text:span text:style-name="T2">(7)</text:span><text:span text:style-name="T1"> اَفْتَرۭيٰ عَلَــي </text:span><text:span text:style-name="T4">۰</text:span><text:span text:style-name="T1">للَّهِ كَذِباٗ اَم بِهِ” جِنَّةٛؐ بَلِ </text:span><text:span text:style-name="T4">۱</text:span><text:span text:style-name="T1">لذِيــنَ لاَ يُومِنُونَ بِالاَخِرَةِ فِى </text:span><text:span text:style-name="T4">۱</text:span><text:span text:style-name="T1">لْعَذَابِ وَالضَّچَلِ </text:span><text:span text:style-name="T4">۱</text:span><text:span text:style-name="T1">لْبَعِيدِؐ </text:span><text:span text:style-name="T2">(8)</text:span><text:span text:style-name="T1"> أَفَلَمْ يَرَوۣاْ اِلَــيٰ مَا بَيْنَ أَيْدِيهِمْ وَمَا خَلْفَهُم مِّــنَ </text:span><text:span text:style-name="T4">۰</text:span><text:span text:style-name="T1">لسَّمَآءِ وَالاَرْضِؐ إِن نَّشَأْ نَخْسِفْ بِهِمُ </text:span><text:span text:style-name="T4">۴</text:span><text:span text:style-name="T1">لاَرْضَ أَوْ نُسْقِطْ عَلَيْهِمْ كِسْفاً مِّــنَ </text:span><text:span text:style-name="T4">۰</text:span><text:span text:style-name="T1">لسَّمَآءِؐ انَّ فِى ذَ؛لِكَ ءَلاَيَةً لِّكُلِّ عَبْدٍ مُّنِيبٍؐ </text:span><text:span text:style-name="T2">(9)</text:span><text:span text:style-name="T1"> © وَلَقَدَ —اتَيْنَا دَاوُﹼدَ مِنَّا فَضْلًا يَـٰجِبَالُ أَوّۣبِى مَعَهُ„ وَالطَّيْرَؐ وَأَلَنَّا لَهُ </text:span><text:span text:style-name="T4">۴</text:span><text:span text:style-name="T1">لْحَدِيدَ </text:span><text:span text:style-name="T2">(10)</text:span><text:span text:style-name="T1"> أَنِ 'عْمَلْ سَـٰبِغَـٰــتٍ وَقَدِّرْ فِى </text:span><text:span text:style-name="T4">۱</text:span><text:span text:style-name="T1">لسَّرْدِؐ وَاعْمَلُواْ صَـٰڤِحاٗؐ اِنِّى بِمَا تَعْمَلُونَ بَصِيرٌؐ </text:span><text:span text:style-name="T2">(11)</text:span><text:span text:style-name="T1"> وَلِسُلَيْمَـٰنَ </text:span><text:span text:style-name="T4">۰</text:span><text:span text:style-name="T1">لرّۣيحَ غُدُوُّهَا شَهْرٌ وَرَوَاحُهَا شَهْرٌؐ وَأَسَلْنَا لَهُ„ عَيْنَ </text:span><text:span text:style-name="T4">۰</text:span><text:span text:style-name="T1">لْقِطْرۣؐ وَمِنَ </text:span><text:span text:style-name="T4">۰</text:span><text:span text:style-name="T1">لْجِــنّۣ مَنْ يَّعْمَلُ بَيْنَ يَدَيْهِ بِإِذْنِ رَبِّهِؐ” وَمَنْ يَّزۣغْ مِنْهُمْ عَنَ اَمْرۣنَا نُذِقْهُ مِــنْ عَذَابِ </text:span><text:span text:style-name="T4">۱</text:span><text:span text:style-name="T1">لسَّعِيرۣؐ </text:span><text:span text:style-name="T2">(12)</text:span><text:span text:style-name="T1"> يَعْمَلُونَ لَهُ„ مَا يَشَآءُ مِــن مَّحَـٰرۣيبَ وَتَمَـٰثِيلَ وَجِفَانٍ</text:span></text:p>
      <text:p text:style-name="P3" loext:marker-style-name="T1"/>
      <text:p text:style-name="P4" loext:marker-style-name="T1"><text:span text:style-name="T1">440</text:span></text:p>
      <text:p text:style-name="P2" loext:marker-style-name="T1"><text:span text:style-name="T1">كَالْجَوَابِ” وَقُدُورٍ رَّاسِيَـٰتٖؐ 'عْمَلُوٓاْ ءَالَ دَاوُﹼدَؐ شُكْراًؐ وَقَلِيلٌ مِّنْ عِبَادِيَ </text:span><text:span text:style-name="T4">۰</text:span><text:span text:style-name="T1">لشَّكُورُؐ </text:span><text:span text:style-name="T2">(13)</text:span><text:span text:style-name="T1"> فَلَمَّا قَضَيْنَا عَلَيْهِ </text:span><text:span text:style-name="T4">۱</text:span><text:span text:style-name="T1">لْمَوْتَ مَا دَلَّهُمْ عَلَيٰ مَوْتِهِ“ إِلاَّ دَآبَّةُ </text:span><text:span text:style-name="T4">۴</text:span><text:span text:style-name="T1">لاَرْضضضِ تَاكُلُ مِنسَاتَهُؐ, فَلَمَّا خَرَّ تَبَيَّنَتِ </text:span><text:span text:style-name="T4">۱</text:span><text:span text:style-name="T1">لْجِنُّ أَن لَّوْ كَانُواْ يَعْلَمُونَ </text:span><text:span text:style-name="T4">۰</text:span><text:span text:style-name="T1">لْغَيْبَ مَا لَبِثُواْ فِى </text:span><text:span text:style-name="T4">۱</text:span><text:span text:style-name="T1">لْعَذَابِ </text:span><text:span text:style-name="T4">۱</text:span><text:span text:style-name="T1">لْمُهِينِؐ </text:span><text:span text:style-name="T2">(14)</text:span><text:span text:style-name="T1"> لَقَدْ كَانَ لِسَبَإٍ فِى مَسَـٰكِنِهِمُ; ءَايَةٌؐ جَنَّتَـٰــنۣ عَنْ يَّمِينٍ وَشِمَالٍؐ كُلُواْ مِن رّۣزْقِ رَبِّكُمْ وَاشْكُرُواْ لَهُؐ, بَلْدَةٌ طَيِّبَةٌ وَرَبّﹲ غَفُورٌؐ </text:span><text:span text:style-name="T2">(15)</text:span><text:span text:style-name="T1"> فَأَعْرَضُواْ فَأَرْسَلْنَا عَلَيْهِمْ سَيْــلَ </text:span><text:span text:style-name="T4">۰</text:span><text:span text:style-name="T1">لْعَرۣمِؐ وَبَدَّلْنَـٰهُم بِجَنَّتَيْهِمْ جَنَّتَيْنِ ذَوَاتَــيُ </text:span><text:span text:style-name="T4">۷</text:span><text:span text:style-name="T1">كْــل۫ خَمْطٍ وَأَثْلٍ وَشَيْءٍ مِّن سِدْرٍ قَلِيــلٍؐ </text:span><text:span text:style-name="T2">(16)</text:span><text:span text:style-name="T1"> ذَ؛لِكَ جَزَيْنَـٰهُم بِمَا كَفَرُواْؐ وَهَلْ يُجَـٰزۭيٰٓ إِلاَّ </text:span><text:span text:style-name="T4">۰</text:span><text:span text:style-name="T1">لْكَفُورُؐ </text:span><text:span text:style-name="T2">(17)</text:span><text:span text:style-name="T1"> ® وَجَعَلْنَا بَيْنَهُمْ وَبَيْنَ </text:span><text:span text:style-name="T4">۰</text:span><text:span text:style-name="T1">لْقُرَي </text:span><text:span text:style-name="T4">۰</text:span><text:span text:style-name="T1">لتِى بَـٰرَكْنَا فِيهَا قُريً ظَـٰهِرَةً وَقَدَّرْنَا فِيهَا </text:span><text:span text:style-name="T4">۰</text:span><text:span text:style-name="T1">لسَّيْرَؐ سِيرُواْ فِيهَا لَيَالِيَ وَأَيَّاماٗ —امِنِينَؐ </text:span><text:span text:style-name="T2">(18)</text:span><text:span text:style-name="T1"> فَقَالُواْ رَبَّنَا بَـٰعِدْ بَيْــنَ أَسْفۭارۣنَا وَظَلَمُوٓاْ أَنفُسَهُمْ فَجَعَلْنَـٰهُمُ; أَحَادِيثَ وَمَزَّقْنَـٰهُمْ كُلَّ مُمَزَّقٖؐ اِنَّ فِى ذَ؛لِــكَ ءَلاَيَـٰتٍ لِّكُــلّۣ صَبّۭارٍ شَكُورٍؐ </text:span><text:span text:style-name="T2">(19)</text:span><text:span text:style-name="T1"> وَلَقَدْ صَدَقَ عَلَيْهِمُ; إِبْلِيــسُ ظَنَّهُ„ فَاتَّبَعُوهُ إِلاَّ فَرۣيقاً مِّنَ</text:span></text:p>
      <text:p text:style-name="P3" loext:marker-style-name="T1"/>
      <text:p text:style-name="P4" loext:marker-style-name="T1"><text:span text:style-name="T1">441</text:span></text:p>
      <text:p text:style-name="P2" loext:marker-style-name="T1"><text:span text:style-name="T4">۰</text:span><text:span text:style-name="T1">لْمُومِنِينَؐ </text:span><text:span text:style-name="T2">(20)</text:span><text:span text:style-name="T1"> وَمَا كَانَ لَهُ„ عَلَيْهِم مِّــن سُلْطَـٰــن۫ اِلاَّ لِنَعْلَمَ مَنْ يُّومِـنُ بِالاَخِرَةِ مِمَّنْ هُوَ مِنْهَا فِى شَكّؐ؊ وَرَبُّــكَ عَلَــيٰ كُلِّ شَيْءٖ حَفِيظٌؐ </text:span><text:span text:style-name="T2">(21)</text:span><text:span text:style-name="T1"> قُــلُ </text:span><text:span text:style-name="T4">۶</text:span><text:span text:style-name="T1">دْعُواْ </text:span><text:span text:style-name="T4">۴</text:span><text:span text:style-name="T1">لذِينَ زَعَمْتُم مِّن دُونِ </text:span><text:span text:style-name="T4">۱</text:span><text:span text:style-name="T1">للَّهِؐ لاَ يَمْلِكُونَ مِثْقَالَ ذَرَّةٍ فِى </text:span><text:span text:style-name="T4">۱</text:span><text:span text:style-name="T1">لسَّمَـٰوَ؛تِ وَلاَ فِى </text:span><text:span text:style-name="T4">۱</text:span><text:span text:style-name="T1">لاَرْضِؐ وَمَا لَهُمْ فِيهِمَا مِن شِرْكككٍؐ وَمَا لَهُ„ مِنْهُم مِّــن ظَهِيرٍؐ </text:span><text:span text:style-name="T2">(22)</text:span><text:span text:style-name="T1"> وَلاَ تَنفَعُ </text:span><text:span text:style-name="T4">۴</text:span><text:span text:style-name="T1">لشَّفَـٰعَةُ عِندَهُ; إِلاَّ لِمَنَ اَذِنَ لَهُؐ, حَتَّيٰٓ إِذَا فُزّۣعَ عَــن قُلُوبِهِمْ قَالُواْ مَاذَا قَالَ رَبُّكُمْ قَالُواْ </text:span><text:span text:style-name="T4">۴</text:span><text:span text:style-name="T1">لْحَقَّؐ وَهُوَ </text:span><text:span text:style-name="T4">۰</text:span><text:span text:style-name="T1">لْعَلِيُّ </text:span><text:span text:style-name="T4">۴</text:span><text:span text:style-name="T1">لْكَبِيرُؐ </text:span><text:span text:style-name="T2">(23)</text:span><text:span text:style-name="T1"> ¤ قُلْ مَنْ يَّرْزُقُكُم مِّــنَ </text:span><text:span text:style-name="T4">۰</text:span><text:span text:style-name="T1">لسَّمَـٰوَ؛تِ وَالاَرْضِ قُلِ </text:span><text:span text:style-name="T4">۱</text:span><text:span text:style-name="T1">للَّهُؐ وَإِنَّآ أَوۣ اِيَّاكُمْ لَعَلَــيٰ هُديٗ اَوْ فِى ضَچَلٍ مُّبِينٍؐ </text:span><text:span text:style-name="T2">(24)</text:span><text:span text:style-name="T1"> قُل لاَّ تُسْـَٔلُونَ عَمَّآ أَجْرَمْنَا وَلاَ نُسْـَٔــلُ عَمَّا تَعْمَلُونَؐ </text:span><text:span text:style-name="T2">(25)</text:span><text:span text:style-name="T1"> قُلْ يَجْمَعُ بَيْنَنَا رَبُّنَا ثُمَّ يَفْتَحُ بَيْنَنَا بِالْحَقﱢّؐ وَهُوَ </text:span><text:span text:style-name="T4">۰</text:span><text:span text:style-name="T1">لْفَتَّاحُ </text:span><text:span text:style-name="T4">۴</text:span><text:span text:style-name="T1">لْعَلِيمُؐ </text:span><text:span text:style-name="T2">(26)</text:span><text:span text:style-name="T1"> قُلَ اَرُونِــيَ </text:span><text:span text:style-name="T4">۰</text:span><text:span text:style-name="T1">لذِيــنَ أَلْحَقْتُم بِهِ” شُرَكَآءَ كَلؐاَّ بَلْ هُوَ </text:span><text:span text:style-name="T4">۰</text:span><text:span text:style-name="T1">للَّهُ </text:span><text:span text:style-name="T4">۴</text:span><text:span text:style-name="T1">لْعَزۣيزُ </text:span><text:span text:style-name="T4">۴</text:span><text:span text:style-name="T1">لْحَكِيمُؐ </text:span><text:span text:style-name="T2">(27)</text:span><text:span text:style-name="T1"> وَمَآ أَرْسَلْنَـٰــكَ إِلاَّ كَآفَّةً لِّلنَّاسِ بَشِيراً وَنَذِيراًؐ وَچَكِــنَّ أَكْثَرَ </text:span><text:span text:style-name="T4">۰</text:span><text:span text:style-name="T1">لنَّاسسسِ لاَ يَعْلَمُونَؐ </text:span><text:span text:style-name="T2">(28)</text:span><text:span text:style-name="T1"> وَيَقُولُونَ مَتۭيٰ هَـٰذَا </text:span><text:span text:style-name="T4">۰</text:span><text:span text:style-name="T1">لْوَعْدُ إِن كُنتُمْ صَـٰدِقِينَؐ </text:span><text:span text:style-name="T2">(29)</text:span><text:span text:style-name="T1"> قُــل لَّكُم مِّيعَادُ يَوْمٍ</text:span></text:p>
      <text:p text:style-name="P3" loext:marker-style-name="T1"/>
      <text:p text:style-name="P4" loext:marker-style-name="T1"><text:span text:style-name="T1">442</text:span></text:p>
      <text:p text:style-name="P2" loext:marker-style-name="T1"><text:span text:style-name="T1">لاَّ تَسْتَـٰخِرُونَ عَنْهُ سَاعَةً وَلاَ تَسْتَقْدِمُونَؐ </text:span><text:span text:style-name="T2">(30)</text:span><text:span text:style-name="T1"> وَقَالَ </text:span><text:span text:style-name="T4">۰</text:span><text:span text:style-name="T1">لذِينَ كَفَرُواْ لَن نُّومِنَ بِهَـٰذَا </text:span><text:span text:style-name="T4">۰</text:span><text:span text:style-name="T1">لْقُرْءَانِ وَلاَ بِاﻟ﮲ بَيْنَ يَدَيْهِؐ وَلَوْ تَرۭيٰٓ إِذِ </text:span><text:span text:style-name="T4">۱</text:span><text:span text:style-name="T1">لظَّـٰلِمُونَ مَوْقُوفُونَ عِندَ رَبِّهِمْ يَرْجِعُ بَعْضُهُمُ; إِلَيٰ بَعْـضٖ </text:span><text:span text:style-name="T4">۱</text:span><text:span text:style-name="T1">لْقَوْلَؐ يَقُولُ </text:span><text:span text:style-name="T4">۴</text:span><text:span text:style-name="T1">لذِيــنَ </text:span><text:span text:style-name="T4">۸</text:span><text:span text:style-name="T1">سْتُضْعِفُواْ لِلذِينَ "سْتَكْبَرُواْ لَوْلآَ أَنتُمْ لَكُنَّا مُومِنِينَؐ </text:span><text:span text:style-name="T2">(31)</text:span><text:span text:style-name="T1"> قَالَ </text:span><text:span text:style-name="T4">۰</text:span><text:span text:style-name="T1">لذِيـنَ "سْتَكْبَرُواْ لِلذِينَ </text:span><text:span text:style-name="T4">۸</text:span><text:span text:style-name="T1">سْتُضْعِفُوٓاْ أَنَحْــنُ صَدَدْنَـٰكُمْ عَـنِ </text:span><text:span text:style-name="T4">۱</text:span><text:span text:style-name="T1">لْهُدۭيٰ بَعْدَ إِذْ جَآءَكُم بَــلْ كُنتُم مُّجْرۣمِينَؐ </text:span><text:span text:style-name="T2">(32)</text:span><text:span text:style-name="T1"> وَقَالَ </text:span><text:span text:style-name="T4">۰</text:span><text:span text:style-name="T1">لذِيــنَ </text:span><text:span text:style-name="T4">۸</text:span><text:span text:style-name="T1">سْتُضْعِفُواْ لِلذِيـنَ "سْتَكْبَرُواْ بَــلْ مَكْرُ </text:span><text:span text:style-name="T4">۴</text:span><text:span text:style-name="T1">ليْلِ وَالنَّهۭارۣ إِذْ تَامُرُونَنَآ أَن نَّكْفُرَ بِاللَّهِ وَنَجْعَلَ لَهُ; أَندَاداًؐ وَأَسَرُّواْ </text:span><text:span text:style-name="T4">۴</text:span><text:span text:style-name="T1">لنَّدَامَةَ لَمَّا رَأَوُاْ </text:span><text:span text:style-name="T4">۴</text:span><text:span text:style-name="T1">لْعَذَابَؐ وَجَعَلْنَا </text:span><text:span text:style-name="T4">۰</text:span><text:span text:style-name="T1">لاَغْچَلَ فِىٓ أَعْنَاقِ </text:span><text:span text:style-name="T4">۱</text:span><text:span text:style-name="T1">لذِيــنَ كَفَرُواْؐ هَلْ يُجْزَوْنَ إِلاَّ مَا كَانُواْ يَعْمَلُونَؐ </text:span><text:span text:style-name="T2">(33)</text:span><text:span text:style-name="T1"> وَمَآ أَرْسَلْنَا فِى قَرْيَةٍ مِّن نَّذِير۫ اِلاَّ قَالَ مُتْرَفُوهَآ إِنَّا بِمَآ ٱُرْسِلْتُم بِهِ” كَـٰفِرُونَؐ </text:span><text:span text:style-name="T2">(34)</text:span><text:span text:style-name="T1"> وَقَالُواْ نَحْــنُ أَكْثَرُ أَمْوَ؛لًا وَأَوْچَداً وَمَا نَحْـنُ بِمُعَذَّبِينَؐ </text:span><text:span text:style-name="T2">(35)</text:span><text:span text:style-name="T1"> قُلِ اِنَّ رَبِّى يَبْسُطُ </text:span><text:span text:style-name="T4">۴</text:span><text:span text:style-name="T1">لرّۣزْقَ لِمَنْ يَّشَآءُ وَيَقْدِرُؐ وَچَكِــنَّ أَكْثَرَ </text:span><text:span text:style-name="T4">۰</text:span><text:span text:style-name="T1">لنَّاسِ لاَ يَعْلَمُونَؐ </text:span><text:span text:style-name="T2">(36)</text:span><text:span text:style-name="T1"> ® وَمَآ أَمْوَ؛لُكُمْ وَلآَ أَوْچَدُكُم بِالتِى تُقَرّۣبُكُمْ</text:span></text:p>
      <text:p text:style-name="P3" loext:marker-style-name="T1"/>
      <text:p text:style-name="P4" loext:marker-style-name="T1"><text:span text:style-name="T1">44</text:span></text:p>
      <text:p text:style-name="P2" loext:marker-style-name="T1"><text:span text:style-name="T1">عِندَنَا زُلْفۭيٰٓ إِلاَّ مَــنَ —امَنَ وَعَمِــلَ صَـٰڤِحاً فَٱُوْلَئِــكَ لَهُمْ جَزَآءُ </text:span><text:span text:style-name="T4">۴</text:span><text:span text:style-name="T1">لضِّعْفِ بِمَا عَمِلُواْ وَهُمْ فِى </text:span><text:span text:style-name="T4">۱</text:span><text:span text:style-name="T1">لْغُرُفَـٰتِ ءَامِنُونَؐ </text:span><text:span text:style-name="T2">(37)</text:span><text:span text:style-name="T1"> وَالذِينَ يَسْعَوْنَ فِىٓ ءَايَـٰتِنَا مُعَـٰجِزۣينَ ٱُوْلَئِــكَ فِى </text:span><text:span text:style-name="T4">۱</text:span><text:span text:style-name="T1">لْعَذَابِ مُحْضَرُونَؐ </text:span><text:span text:style-name="T2">(38)</text:span><text:span text:style-name="T1"> قُلِ اِنَّ رَبِّى يَبْسُطُ </text:span><text:span text:style-name="T4">۴</text:span><text:span text:style-name="T1">لرّۣزْقَ لِمَنْ يَّشَآءُ مِنْ عِبَادِهِ” وَيَقْدِرُ لَهُؐ, وَمَآ أَنفَقْتُم مِّــن شَيْءٍ فَهُوَ يُخْلِفُهُؐ, وَهُوَ خَيْرُ </text:span><text:span text:style-name="T4">۴</text:span><text:span text:style-name="T1">لرَّ؛زۣقِينَؐ </text:span><text:span text:style-name="T2">(39)</text:span><text:span text:style-name="T1"> وَيَوْمَ نَحْشُرُهُمْ جَمِيعاً ثُمَّ نَقُولُ لِلْمَلَئِكَةِ أَهَـٰٓؤُلآَءِ ايَّاكُمْ كَانُواْ يَعْبُدُونَؐ </text:span><text:span text:style-name="T2">(40)</text:span><text:span text:style-name="T1"> قَالُواْ سُبْحَـٰنَــكَ أَنتَ وَلِيُّنَا مِن دُونِهِمؐ بَــلْ كَانُواْ يَعْبُدُونَ </text:span><text:span text:style-name="T4">۰</text:span><text:span text:style-name="T1">لْجِــنَّؐ أَكْثَرُهُم بِهِم مُّومِنُونَؐ </text:span><text:span text:style-name="T2">(41)</text:span><text:span text:style-name="T1"> فَالْيَوْمَ لاَ يَمْلِــكُ بَعْضُكُمْ لِبَعْضٍ نَّفْعاً وَلاَ ضَرّاً وَنَقُولُ لِلذِيــنَ ظَلَمُواْ ذُوقُواْ عَذَابَ </text:span><text:span text:style-name="T4">۰</text:span><text:span text:style-name="T1">لنّۭارۣ </text:span><text:span text:style-name="T4">۱</text:span><text:span text:style-name="T1">لتِى كُنتُم بِهَا تُكَذِّبُونَؐ </text:span><text:span text:style-name="T2">(42)</text:span><text:span text:style-name="T1"> وَإِذَا تُتْلۭــيٰ عَلَيْهِمُ; ءَايَـٰتُنَا بَيِّنَـٰتٍ قَالُواْ مَا هَـٰذَآ إِلاَّ رَجُلٌ يُرۣيدُ أَنْ يَّصُدَّكُمْ عَمَّا كَانننَ يَعْبُدُ ءَابَآؤُكُمْ وَقَالُواْ مَا هَـٰذَآ إِلٓاَّ إِفْــكٌ مُّفْتَريًؐ وَقَالَ </text:span><text:span text:style-name="T4">۰</text:span><text:span text:style-name="T1">لذِينَ كَفَرُواْ ڤِڤْحَــقّۣ لَمَّا جَآءَهُمُ; إِنْ هَـٰذَآ إِلاَّ سِحْـرٌ مُّبِينٌؐ </text:span><text:span text:style-name="T2">(43)</text:span><text:span text:style-name="T1"> وَمَآ ءَاتَيْنَـٰهُم مِّــن كُتُــبٍ يَدْرُسُونَهَاؐ وَمَآ أَرْسَلْنَآ إِلَيْهِمْ</text:span></text:p>
      <text:p text:style-name="P3" loext:marker-style-name="T1"/>
      <text:p text:style-name="P4" loext:marker-style-name="T1"><text:span text:style-name="T1">444</text:span></text:p>
      <text:p text:style-name="P2" loext:marker-style-name="T1"><text:span text:style-name="T1">قَبْلَــكَ مِن نَّذِيرٍؐ </text:span><text:span text:style-name="T2">(44)</text:span><text:span text:style-name="T1"> وَكَذَّبَ </text:span><text:span text:style-name="T4">۰</text:span><text:span text:style-name="T1">لذِينَ مِن قَبْلِهِمْ وَمَا بَلَغُواْ مِعْشَارَ مَآ ءَاتَيْنَـٰهُمْؐ فَكَذَّبُواْ رُسُلِىؐ فَكَيْفَ كَانَ نَكِيرۣؐ” </text:span><text:span text:style-name="T2">(45)</text:span><text:span text:style-name="T1"> © قُلِ اِنَّمَآ أَعِظُكُم بِوَ؛حِدَةٖؐ اَن تَقُومُواْ لِلهِ مَثْنۭيٰ وَفُرَ؛دۭيٰ ثُمَّ تَتَفَكَّرُواْؐ مَا بِصَـٰحِبِكُم مِّن جِنَّةٖؐ اِنْ هُوَ إِلاَّ نَذِيرٌ لَّكُم بَيْـنَ ¢ عَذَابٍ شَدِيدٍؐ </text:span><text:span text:style-name="T2">(46)</text:span><text:span text:style-name="T1"> قُــلْ مَا سَأَلْتُكُم مِّنَ اَجْرٍ فَهُوَ لَكُمُؐ; إِنَ اَجْرۣيَ إِلاَّ عَلَــي </text:span><text:span text:style-name="T4">۰</text:span><text:span text:style-name="T1">للَّهِؐ وَهُوَ عَلَيٰ كُــلّۣ شَيْءٍ شَهِيدٌؐ </text:span><text:span text:style-name="T2">(47)</text:span><text:span text:style-name="T1"> قُـلِ اِنَّ رَبِّى يَقْذِفُ بِالْحَقﱢّؐ عَچَّمُ </text:span><text:span text:style-name="T4">۴</text:span><text:span text:style-name="T1">لْغُيُوبِؐ </text:span><text:span text:style-name="T2">(48)</text:span><text:span text:style-name="T1"> قُـلْ جَآءَ </text:span><text:span text:style-name="T4">۰</text:span><text:span text:style-name="T1">لْحَقُّ وَمَا يُبْدِىُٔ </text:span><text:span text:style-name="T4">۴</text:span><text:span text:style-name="T1">لْبَـٰطِلُ وَمَا يُعِيدُؐ </text:span><text:span text:style-name="T2">(49)</text:span><text:span text:style-name="T1"> قُلِ اِن ضَلَلْتُ فَإِنَّمَآ أَضِــلُّ عَلَيٰ نَفْسِى وَإِنِ 'هْتَدَيْــتُ فَبِمَا يُوحِىٓ إِلَيَّ رَبِّيَؐ إِنَّهُ„ سَمِيعٌ قَرۣيبٌؐ </text:span><text:span text:style-name="T2">(50)</text:span><text:span text:style-name="T1"> وَلَوْ تَرۭيٰٓ إِذْ فَزۣعُواْ فَلاَ فَوْتَ وَٱُخِذُواْ مِــن مَّكَانٍ قَرۣيــبٍؐ </text:span><text:span text:style-name="T2">(51)</text:span><text:span text:style-name="T1"> وَقَالُوٓاْ ءَامَنَّا بِهِؐ” وَأَنّۭــيٰ لَهُمُ </text:span><text:span text:style-name="T4">۴</text:span><text:span text:style-name="T1">لتَّنَاوُشُ مِن مَّكَانٙ بَعِيدٍ </text:span><text:span text:style-name="T2">(52)</text:span><text:span text:style-name="T1"> وَقَدْ كَفَرُواْ بِهِ” مِن قَبْلُؐ وَيَقْذِفُونَ بِالْغَيْبِ مِــن مَّكَانٙ بَعِيدٍؐ </text:span><text:span text:style-name="T2">(53)</text:span><text:span text:style-name="T1"> وَحِيلَ بَيْنَهُمْ وَبَيْــنَ مَا يَشْتَهُونَ كَمَا فُعِلَ بِأَشْيَاعِهِم مِّن قَبْلُ إِنَّهُمْ كَانُواْ فِى شَكٍّ مُّرۣيبٖ </text:span><text:span text:style-name="T2">(54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9:54.473731568</meta:creation-date>
    <dc:date>2025-03-03T13:50:10.242122690</dc:date>
    <meta:editing-duration>PT19S</meta:editing-duration>
    <meta:editing-cycles>1</meta:editing-cycles>
    <meta:document-statistic meta:table-count="0" meta:image-count="0" meta:object-count="0" meta:page-count="7" meta:paragraph-count="14" meta:word-count="955" meta:character-count="5024" meta:non-whitespace-character-count="4083"/>
    <meta:generator>LibreOffice/24.8.2.1$Linux_X86_64 LibreOffice_project/0f794b6e29741098670a3b95d60478a65d05ef13</meta:generator>
  </office:meta>
</office:document-meta>
</file>